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0000"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0000" style:font-name="Segoe UI Semibold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Segoe UI Semibold" fo:font-size="15pt" fo:font-style="italic" style:font-size-asian="15pt" style:font-style-asian="italic" style:font-size-complex="15pt" style:font-style-complex="italic"/>
    </style:style>
    <style:style style:name="T1" style:family="text">
      <style:text-properties fo:color="#000000" style:font-name="Segoe UI Semibold" fo:font-size="28pt" fo:language="none" fo:country="none" style:text-underline-style="solid" style:text-underline-width="auto" style:text-underline-color="font-color" fo:font-weight="bold" style:font-size-asian="28pt" style:language-asian="none" style:country-asian="none" style:font-weight-asian="bold" style:font-size-complex="28pt" style:language-complex="none" style:country-complex="none" style:font-weight-complex="bold"/>
    </style:style>
    <style:style style:name="T2" style:family="text">
      <style:text-properties fo:color="#000000" style:font-name="Segoe UI" fo:font-size="32pt" fo:language="none" fo:country="none" fo:font-style="normal" fo:font-weight="bold" style:font-size-asian="32pt" style:language-asian="none" style:country-asian="none" style:font-style-asian="normal" style:font-weight-asian="bold" style:font-size-complex="32pt" style:language-complex="none" style:country-complex="none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4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5" style:family="text">
      <style:text-properties fo:color="#000000" style:font-name="Segoe UI Semibold" fo:font-size="15pt" fo:language="none" fo:country="none" fo:font-style="italic" style:font-size-asian="15pt" style:language-asian="none" style:country-asian="none" style:font-style-asian="italic" style:font-size-complex="15pt" style:language-complex="none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0.762cm">
          <draw:text-box>
            <text:p text:style-name="P1"><text:span text:style-name="T1">Holy Gospel</text:span></text:p>
            <text:p text:style-name="P1"><text:span text:style-name="T2">Matthew 18:21-3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638cm" svg:height="4.76cm" svg:x="1.524cm" svg:y="1.016cm">
          <draw:text-box>
            <text:p><text:span text:style-name="T3">21</text:span><text:span text:style-name="T4">Then Peter came up and said to him, “Lord, how often will my brother sin against me, and I forgive him? As many as seven times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4" draw:layer="layout" svg:width="24.638cm" svg:height="7.766cm" svg:x="1.524cm" svg:y="1.016cm">
          <draw:text-box>
            <text:p><text:span text:style-name="T3">22</text:span><text:span text:style-name="T4">Jesus said to him, “I do not say to you seven times, but seventy-seven times. </text:span></text:p>
            <text:p><text:span text:style-name="T3">23</text:span><text:span text:style-name="T4">“Therefore the kingdom of heaven may be compared to a king who wished to settle accounts with his servants. 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5" draw:layer="layout" svg:width="24.638cm" svg:height="9.269cm" svg:x="1.524cm" svg:y="0.993cm">
          <draw:text-box>
            <text:p><text:span text:style-name="T3">24</text:span><text:span text:style-name="T4">When he began to settle, one was brought to him who owed him ten thousand talents. </text:span></text:p>
            <text:p><text:span text:style-name="T3">25</text:span><text:span text:style-name="T4">And since he could not pay, his master ordered him to be sold, with his wife and children and all that he had, and payment to be ma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5.033cm" svg:height="7.766cm" svg:x="1.524cm" svg:y="0.828cm">
          <draw:text-box>
            <text:p><text:span text:style-name="T3">26</text:span><text:span text:style-name="T4">So the servant fell on his knees, imploring him, ‘Have patience with me, and I will pay you everything.’ </text:span><text:span text:style-name="T3">27</text:span><text:span text:style-name="T4">And out of pity for him, the master of that servant released him and forgave him the debt.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6" draw:text-style-name="P6" draw:layer="layout" svg:width="24.638cm" svg:height="6.263cm" svg:x="1.524cm" svg:y="1.016cm">
          <draw:text-box>
            <text:p><text:span text:style-name="T3">28</text:span><text:span text:style-name="T4">But when that same servant went out, he found one of his fellow servants who owed him a hundred denarii, and seizing him, he began to choke him, saying, ‘Pay what you owe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638cm" svg:height="7.766cm" svg:x="1.524cm" svg:y="1.016cm">
          <draw:text-box>
            <text:p><text:span text:style-name="T3">29</text:span><text:span text:style-name="T4">So his fellow servant fell down and pleaded with him, ‘Have patience with me, and I will pay you.’ </text:span></text:p>
            <text:p><text:span text:style-name="T3">30</text:span><text:span text:style-name="T4">He refused and went and put him in prison until he should pay the deb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6" draw:text-style-name="P6" draw:layer="layout" svg:width="24.638cm" svg:height="6.263cm" svg:x="1.524cm" svg:y="0.97cm">
          <draw:text-box>
            <text:p><text:span text:style-name="T5"><text:s/></text:span><text:span text:style-name="T3">31</text:span><text:span text:style-name="T4">When his fellow servants saw what had taken place, they were greatly distressed, and they went and reported to their master all that had taken pl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638cm" svg:height="4.76cm" svg:x="1.524cm" svg:y="0.97cm">
          <draw:text-box>
            <text:p><text:span text:style-name="T3">32</text:span><text:span text:style-name="T4">Then his master summoned him and said to him, ‘You wicked servant! I forgave you all that debt because you pleaded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" presentation:presentation-page-layout-name="AL1T0">
        <office:forms form:automatic-focus="false" form:apply-design-mode="false"/>
        <draw:frame draw:style-name="gr6" draw:text-style-name="P6" draw:layer="layout" svg:width="24.638cm" svg:height="6.263cm" svg:x="1.524cm" svg:y="0.97cm">
          <draw:text-box>
            <text:p><text:span text:style-name="T3">33</text:span><text:span text:style-name="T4">And should not you have had mercy on your fellow servant, as I had mercy on you?’ </text:span></text:p>
            <text:p><text:span text:style-name="T3">34</text:span><text:span text:style-name="T4">And in anger his master delivered him to the jailers, until he should pay all his deb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638cm" svg:height="4.76cm" svg:x="1.524cm" svg:y="0.97cm">
          <draw:text-box>
            <text:p><text:span text:style-name="T3">35</text:span><text:span text:style-name="T4">So also my heavenly Father will do to every one of you, if you do not forgive your brother from your heart.”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24pt" style:font-name-asian="Arial" style:font-family-asian="Arial" style:font-family-generic-asian="swiss" style:font-pitch-asian="variable" style:font-size-asian="24pt" style:font-name-complex="Arial" style:font-family-complex="Arial" style:font-family-generic-complex="swiss" style:font-pitch-complex="variable" style:font-size-complex="24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2.24cm" fo:margin-right="2.2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20:17:28.991000000</meta:creation-date>
    <dc:title>bluwht blank</dc:title>
    <meta:editing-duration>PT11M30S</meta:editing-duration>
    <meta:editing-cycles>6</meta:editing-cycles>
    <meta:generator>LibreOffice/5.4.1.2$Windows_X86_64 LibreOffice_project/ea7cb86e6eeb2bf3a5af73a8f7777ac570321527</meta:generator>
    <dc:date>2017-09-14T13:51:15.434000000</dc:date>
    <meta:document-statistic meta:object-count="65"/>
  </office:meta>
</office:document-meta>
</file>